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Mono O2" svg:font-family="'Linux Libertine Mono O'" style:font-pitch="variable"/>
    <style:font-face style:name="Linux Libertine Mono O1" svg:font-family="'Linux Libertine Mono O'" style:font-adornments="Mono" style:font-pitch="variable"/>
    <style:font-face style:name="Linux Libertine Mono O" svg:font-family="'Linux Libertine Mono O'" style:font-adornments="Normal" style:font-pitch="variable"/>
    <style:font-face style:name="Linux Libertine O2" svg:font-family="'Linux Libertine O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family-generic="roman" style:font-pitch="variable"/>
    <style:font-face style:name="Linux Libertine O1" svg:font-family="'Linux Libertine O'" style:font-adornments="Normal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7.05cm" fo:min-width="15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8cm" fo:min-width="2.47cm"/>
    </style:style>
    <style:style style:name="gr3" style:family="graphic" style:parent-style-name="standard">
      <style:graphic-properties svg:stroke-width="0.02cm" svg:stroke-color="#000000" draw:marker-start-width="0.275cm" draw:marker-end-width="0.275cm" draw:fill-color="#eeeeec" fo:min-height="0cm" fo:min-width="0cm" fo:padding-top="0.135cm" fo:padding-bottom="0.135cm" fo:padding-left="0.26cm" fo:padding-right="0.26cm"/>
    </style:style>
    <style:style style:name="gr4" style:family="graphic" style:parent-style-name="standard">
      <style:graphic-properties draw:stroke="solid" svg:stroke-width="0.02cm" svg:stroke-color="#000000" draw:marker-start-width="0.23cm" draw:marker-end-width="0.23cm" draw:fill-color="#eeeeec" draw:textarea-horizontal-align="justify" draw:textarea-vertical-align="middle" draw:auto-grow-height="false" fo:min-height="0.48cm" fo:min-width="1.28cm" fo:padding-top="0.135cm" fo:padding-bottom="0.135cm" fo:padding-left="0.26cm" fo:padding-right="0.26cm"/>
    </style:style>
    <style:style style:name="gr5" style:family="graphic" style:parent-style-name="objectwithoutfill">
      <style:graphic-properties draw:marker-end="Arrow" draw:marker-end-width="0.3cm" draw:fill="none" draw:fill-color="#eeeeec" draw:textarea-vertical-align="middle"/>
    </style:style>
    <style:style style:name="gr6" style:family="graphic" style:parent-style-name="standard">
      <style:graphic-properties svg:stroke-color="#000000" draw:fill-color="#eeeeec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none" draw:fill-color="#eeeeec" draw:textarea-vertical-align="middle"/>
    </style:style>
    <style:style style:name="gr8" style:family="graphic" style:parent-style-name="standard">
      <style:graphic-properties draw:stroke="none" svg:stroke-color="#000000" draw:fill="none" draw:fill-color="#eeeeec" fo:min-height="0.815cm"/>
    </style:style>
    <style:style style:name="gr9" style:family="graphic" style:parent-style-name="standard">
      <style:graphic-properties draw:stroke="none" svg:stroke-color="#000000" draw:fill="none" draw:fill-color="#eeeeec" fo:min-height="0.408cm"/>
    </style:style>
    <style:style style:name="gr10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16.25cm" fo:min-width="15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8cm" fo:min-width="5.611cm"/>
    </style:style>
    <style:style style:name="gr12" style:family="graphic" style:parent-style-name="standard">
      <style:graphic-properties draw:stroke="solid" svg:stroke-width="0.02cm" svg:stroke-color="#000000" draw:marker-start-width="0.23cm" draw:marker-end-width="0.23cm" draw:fill-color="#eeeeec" draw:textarea-horizontal-align="justify" draw:textarea-vertical-align="middle" draw:auto-grow-height="false" fo:min-height="0.38cm" fo:min-width="1.38cm" fo:padding-top="0.135cm" fo:padding-bottom="0.135cm" fo:padding-left="0.26cm" fo:padding-right="0.26cm"/>
    </style:style>
    <style:style style:name="gr13" style:family="graphic" style:parent-style-name="objectwithoutfill">
      <style:graphic-properties draw:stroke="dash" draw:stroke-dash="Fine_20_Dashed" svg:stroke-color="#000000" draw:fill="none" draw:fill-color="#eeeeec" draw:textarea-vertical-align="middle"/>
    </style:style>
    <style:style style:name="gr14" style:family="graphic" style:parent-style-name="objectwithoutfill">
      <style:graphic-properties draw:stroke="dash" draw:stroke-dash="Ultrafine_20_Dashed" svg:stroke-color="#000000" draw:fill="none" draw:fill-color="#eeeeec" draw:textarea-vertical-align="middle"/>
    </style:style>
    <style:style style:name="gr15" style:family="graphic" style:parent-style-name="standard">
      <style:graphic-properties draw:stroke="solid" svg:stroke-width="0.02cm" svg:stroke-color="#000000" draw:marker-start-width="0.23cm" draw:marker-end-width="0.23cm" draw:fill-color="#eeeeec" draw:textarea-horizontal-align="justify" draw:textarea-vertical-align="middle" draw:auto-grow-height="false" fo:min-height="0.38cm" fo:min-width="1.28cm" fo:padding-top="0.135cm" fo:padding-bottom="0.135cm" fo:padding-left="0.26cm" fo:padding-right="0.26cm"/>
    </style:style>
    <style:style style:name="gr16" style:family="graphic" style:parent-style-name="standard">
      <style:graphic-properties draw:stroke="solid" svg:stroke-width="0.02cm" svg:stroke-color="#000000" draw:marker-start-width="0.23cm" draw:marker-end-width="0.23cm" draw:fill-color="#eeeeec" draw:textarea-horizontal-align="justify" draw:textarea-vertical-align="middle" draw:auto-grow-height="false" fo:min-height="0.58cm" fo:min-width="1.68cm" fo:padding-top="0.135cm" fo:padding-bottom="0.135cm" fo:padding-left="0.26cm" fo:padding-right="0.26cm"/>
    </style:style>
    <style:style style:name="gr17" style:family="graphic" style:parent-style-name="objectwithoutfill">
      <style:graphic-properties draw:stroke="solid" draw:stroke-dash="Ultrafine_20_Dashed" svg:stroke-color="#000000" draw:marker-end="Arrow" draw:marker-end-width="0.3cm" draw:fill="none" draw:fill-color="#eeeeec" draw:textarea-vertical-align="middle"/>
    </style:style>
    <style:style style:name="gr18" style:family="graphic" style:parent-style-name="standard">
      <style:graphic-properties draw:stroke="solid" svg:stroke-width="0.02cm" svg:stroke-color="#000000" draw:marker-start-width="0.23cm" draw:marker-end-width="0.23cm" draw:fill-color="#eeeeec" draw:textarea-horizontal-align="justify" draw:textarea-vertical-align="middle" draw:auto-grow-height="false" fo:min-height="0.481cm" fo:min-width="1.281cm" fo:padding-top="0.135cm" fo:padding-bottom="0.135cm" fo:padding-left="0.26cm" fo:padding-right="0.26cm"/>
    </style:style>
    <style:style style:name="gr19" style:family="graphic" style:parent-style-name="standard">
      <style:graphic-properties draw:stroke="solid" draw:stroke-dash="Ultrafine_20_Dashed" svg:stroke-width="0.02cm" svg:stroke-color="#000000" draw:marker-start-width="0.23cm" draw:marker-end-width="0.23cm" draw:fill-color="#eeeeec" draw:textarea-horizontal-align="justify" draw:textarea-vertical-align="middle" draw:auto-grow-height="false" fo:min-height="0.38cm" fo:min-width="2.208cm" fo:padding-top="0.135cm" fo:padding-bottom="0.135cm" fo:padding-left="0.26cm" fo:padding-right="0.26cm"/>
    </style:style>
    <style:style style:name="gr20" style:family="graphic" style:parent-style-name="standard">
      <style:graphic-properties draw:stroke="solid" draw:stroke-dash="Ultrafine_20_Dashed" svg:stroke-color="#000000" draw:fill-color="#eeeeec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eeeeec" fo:min-height="1.222cm"/>
    </style:style>
    <style:style style:name="gr22" style:family="graphic" style:parent-style-name="standard">
      <style:graphic-properties draw:stroke="none" draw:stroke-dash="Ultrafine_20_Dashed" svg:stroke-color="#000000" draw:fill="none" draw:fill-color="#eeeeec" fo:min-height="1.222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  <style:text-properties style:font-name="Linux Libertine Mono O1" fo:font-size="10pt" fo:font-style="normal" fo:font-weight="normal"/>
    </style:style>
    <style:style style:name="P2" style:family="paragraph">
      <loext:graphic-properties draw:fill="none" draw:fill-color="#ffffff"/>
      <style:text-properties style:font-name="Linux Libertine Mono O1" fo:font-size="10pt" fo:font-style="normal" fo:font-weight="normal" style:font-size-asian="13pt" style:font-size-complex="13pt"/>
    </style:style>
    <style:style style:name="P3" style:family="paragraph">
      <loext:graphic-properties draw:fill-color="#eeeeec"/>
      <style:text-properties style:font-name="Linux Libertine Mono O1" fo:font-size="10pt" fo:font-style="normal" fo:font-weight="normal" style:font-size-asian="11pt" style:font-size-complex="11pt"/>
    </style:style>
    <style:style style:name="P4" style:family="paragraph">
      <style:paragraph-properties fo:text-align="center"/>
    </style:style>
    <style:style style:name="P5" style:family="paragraph">
      <loext:graphic-properties draw:fill-color="#eeeeec"/>
      <style:paragraph-properties fo:text-align="center"/>
      <style:text-properties style:font-name="Linux Libertine Mono O1" fo:font-size="10pt" fo:font-style="normal" fo:font-weight="normal" style:font-size-asian="11pt" style:font-size-complex="11pt"/>
    </style:style>
    <style:style style:name="P6" style:family="paragraph">
      <loext:graphic-properties draw:fill="none" draw:fill-color="#eeeeec"/>
      <style:paragraph-properties fo:text-align="center"/>
      <style:text-properties style:font-name="Linux Libertine Mono O1" fo:font-size="10pt" fo:font-style="normal" fo:font-weight="normal"/>
    </style:style>
    <style:style style:name="P7" style:family="paragraph">
      <loext:graphic-properties draw:fill-color="#eeeeec"/>
      <style:paragraph-properties fo:text-align="center"/>
      <style:text-properties style:font-name="Linux Libertine Mono O1" fo:font-size="10pt" fo:font-style="normal" fo:font-weight="normal"/>
    </style:style>
    <style:style style:name="P8" style:family="paragraph">
      <loext:graphic-properties draw:fill="none" draw:fill-color="#eeeeec"/>
      <style:text-properties style:font-name="Linux Libertine Mono O1" fo:font-size="10pt" fo:font-style="normal" fo:font-weight="normal" style:font-size-asian="11pt" style:font-size-complex="11pt"/>
    </style:style>
    <style:style style:name="P9" style:family="paragraph">
      <loext:graphic-properties draw:fill="none" draw:fill-color="#eeeeec"/>
      <style:paragraph-properties fo:text-align="center"/>
    </style:style>
    <style:style style:name="P10" style:family="paragraph">
      <loext:graphic-properties draw:fill-color="#eeeeec"/>
      <style:paragraph-properties fo:text-align="center"/>
      <style:text-properties style:font-name="Linux Libertine Mono O2" fo:font-size="10pt" fo:font-style="normal" fo:font-weight="normal" style:font-size-asian="10pt" style:font-size-complex="10pt"/>
    </style:style>
    <style:style style:name="P11" style:family="paragraph">
      <loext:graphic-properties draw:fill-color="#eeeeec"/>
      <style:paragraph-properties fo:text-align="center"/>
    </style:style>
    <style:style style:name="P12" style:family="paragraph">
      <loext:graphic-properties draw:fill="none" draw:fill-color="#eeeeec"/>
      <style:text-properties style:font-name="Linux Libertine Mono O1" fo:font-size="10pt" fo:font-style="normal" fo:font-weight="normal" style:font-size-asian="11pt" style:font-weight-asian="normal" style:font-size-complex="11pt" style:font-weight-complex="normal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style:font-name="Linux Libertine Mono O1" fo:font-size="10pt" fo:font-style="normal" fo:font-weight="normal" style:font-size-asian="13pt" style:font-size-complex="13pt"/>
    </style:style>
    <style:style style:name="T2" style:family="text">
      <style:text-properties style:font-name="Linux Libertine Mono O1" fo:font-size="10pt" fo:font-style="normal" fo:font-weight="normal" style:font-size-asian="11pt" style:font-size-complex="11pt"/>
    </style:style>
    <style:style style:name="T3" style:family="text">
      <style:text-properties style:font-name="Linux Libertine Mono O2" fo:font-size="10pt" style:font-size-asian="10pt" style:font-size-complex="10pt"/>
    </style:style>
    <style:style style:name="T4" style:family="text">
      <style:text-properties style:font-name="Linux Libertine Mono O1" fo:font-size="10pt" fo:font-style="normal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6cm" svg:height="7.3cm" svg:x="1.2cm" svg:y="1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97cm" svg:height="0.658cm" svg:x="1.4cm" svg:y="1.4cm">
          <draw:text-box>
            <text:p><text:span text:style-name="T1">void main()</text:span></text:p>
          </draw:text-box>
        </draw:frame>
        <draw:custom-shape draw:style-name="gr3" draw:text-style-name="P3" xml:id="id1" draw:id="id1" draw:layer="layout" svg:width="1.868cm" svg:height="0.678cm" svg:x="2.564cm" svg:y="2.9cm">
          <text:p><text:span text:style-name="T2">Init(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3.6cm" svg:height="1.5cm" svg:x="1.699cm" svg:y="4.6cm">
          <text:p text:style-name="P4"><text:span text:style-name="T2">send_valu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7" draw:id="id7" draw:layer="layout" svg:width="3.214cm" svg:height="1.085cm" svg:x="1.892cm" svg:y="6.811cm">
          <text:p><text:span text:style-name="T2">Calcular PPM</text:span></text:p>
          <text:p><text:span text:style-name="T2">desde perio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3.6cm" svg:height="1.5cm" svg:x="7.278cm" svg:y="6.6cm">
          <text:p text:style-name="P4"><text:span text:style-name="T2">40≤PPM≤20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4" draw:id="id4" draw:layer="layout" svg:width="3.888cm" svg:height="0.678cm" svg:x="11.962cm" svg:y="7.011cm">
          <text:p><text:span text:style-name="T2">WriteUSART(PPM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3.439cm" svg:height="0.678cm" svg:x="7.358cm" svg:y="5.1cm">
          <text:p><text:span text:style-name="T2">WriteUSART(0)</text:span></text:p>
          <draw:enhanced-geometry svg:viewBox="0 0 21600 21600" draw:type="rectangle" draw:enhanced-path="M 0 0 L 21600 0 21600 21600 0 21600 0 0 Z N"/>
        </draw:custom-shape>
        <draw:connector draw:style-name="gr5" draw:text-style-name="P6" xml:id="id6" draw:id="id6" draw:layer="layout" draw:type="lines" svg:x1="3.498cm" svg:y1="3.578cm" svg:x2="3.499cm" svg:y2="4.6cm" draw:start-shape="id1" draw:start-glue-point="2" draw:end-shape="id2" draw:end-glue-point="4" svg:d="M3498 3578v510l1 2v510" svg:viewBox="0 0 2 1023">
          <text:p/>
        </draw:connector>
        <draw:connector draw:style-name="gr5" draw:text-style-name="P6" draw:layer="layout" draw:type="lines" svg:x1="10.878cm" svg:y1="7.35cm" svg:x2="11.962cm" svg:y2="7.35cm" draw:start-shape="id3" draw:start-glue-point="7" draw:end-shape="id4" draw:end-glue-point="3" svg:d="M10878 7350h510 64 510" svg:viewBox="0 0 1085 1">
          <text:p/>
        </draw:connector>
        <draw:connector draw:style-name="gr5" draw:text-style-name="P6" draw:layer="layout" svg:x1="9.077cm" svg:y1="5.1cm" svg:x2="3.498cm" svg:y2="4.089cm" draw:start-shape="id5" draw:start-glue-point="0" draw:end-shape="id6" draw:end-glue-point="0" svg:d="M9077 5100v-1011h-5579" svg:viewBox="0 0 5580 1012">
          <text:p/>
        </draw:connector>
        <draw:connector draw:style-name="gr6" draw:text-style-name="P7" draw:layer="layout" draw:line-skew="-1.195cm" svg:x1="13.906cm" svg:y1="7.011cm" svg:x2="9.077cm" svg:y2="4.089cm" draw:start-shape="id4" draw:start-glue-point="0" svg:d="M13906 7011v-2911h-4829v-11" svg:viewBox="0 0 4830 2923">
          <text:p/>
        </draw:connector>
        <draw:connector draw:style-name="gr7" draw:text-style-name="P6" draw:layer="layout" svg:x1="9.078cm" svg:y1="6.6cm" svg:x2="9.077cm" svg:y2="5.778cm" draw:start-shape="id3" draw:start-glue-point="4" draw:end-shape="id5" draw:end-glue-point="2" svg:d="M9078 6600v-411h-1v-411" svg:viewBox="0 0 2 823">
          <text:p/>
        </draw:connector>
        <draw:frame draw:style-name="gr8" draw:text-style-name="P8" draw:layer="layout" svg:width="2.7cm" svg:height="1.065cm" svg:x="1.1cm" svg:y="5.861cm">
          <draw:text-box>
            <text:p><text:span text:style-name="T2">verdadero</text:span></text:p>
          </draw:text-box>
        </draw:frame>
        <draw:frame draw:style-name="gr9" draw:text-style-name="P8" draw:layer="layout" svg:width="1.9cm" svg:height="0.658cm" svg:x="5.2cm" svg:y="4.762cm">
          <draw:text-box>
            <text:p><text:span text:style-name="T2">falso</text:span></text:p>
          </draw:text-box>
        </draw:frame>
        <draw:connector draw:style-name="gr7" draw:text-style-name="P6" draw:layer="layout" svg:x1="3.499cm" svg:y1="6.1cm" svg:x2="3.499cm" svg:y2="6.811cm" draw:start-shape="id2" draw:start-glue-point="6" draw:end-shape="id7" draw:end-glue-point="0" svg:d="M3499 6100v711" svg:viewBox="0 0 1 712">
          <text:p/>
        </draw:connector>
        <draw:connector draw:style-name="gr7" draw:text-style-name="P6" draw:layer="layout" svg:x1="5.106cm" svg:y1="7.353cm" svg:x2="7.278cm" svg:y2="7.35cm" draw:start-shape="id7" draw:start-glue-point="1" draw:end-shape="id3" draw:end-glue-point="5" svg:d="M5106 7353h1086v-3h1086" svg:viewBox="0 0 2173 4">
          <text:p/>
        </draw:connector>
        <draw:custom-shape draw:style-name="gr10" draw:text-style-name="P1" draw:layer="layout" svg:width="16cm" svg:height="16.5cm" svg:x="1.2cm" svg:y="8.8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6.111cm" svg:height="0.658cm" svg:x="1.4cm" svg:y="9cm">
          <draw:text-box>
            <text:p><text:span text:style-name="T1">void interrupt high_isr()</text:span></text:p>
          </draw:text-box>
        </draw:frame>
        <draw:custom-shape draw:style-name="gr12" draw:text-style-name="P5" xml:id="id8" draw:id="id8" draw:layer="layout" svg:width="3.8cm" svg:height="1.3cm" svg:x="2.4cm" svg:y="12.4cm">
          <text:p text:style-name="P4"><text:span text:style-name="T2">desborde TMR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8" draw:layer="layout" svg:width="2.653cm" svg:height="0.658cm" svg:x="5.647cm" svg:y="12.361cm">
          <draw:text-box>
            <text:p><text:span text:style-name="T2">verdadero</text:span></text:p>
          </draw:text-box>
        </draw:frame>
        <draw:frame draw:style-name="gr9" draw:text-style-name="P8" draw:layer="layout" svg:width="1.7cm" svg:height="0.658cm" svg:x="2.8cm" svg:y="13.6cm">
          <draw:text-box>
            <text:p><text:span text:style-name="T2">falso</text:span></text:p>
          </draw:text-box>
        </draw:frame>
        <draw:connector draw:style-name="gr7" draw:text-style-name="P6" draw:layer="layout" svg:x1="4.3cm" svg:y1="13.7cm" svg:x2="4.3cm" svg:y2="16.7cm" draw:start-shape="id8" draw:start-glue-point="6" draw:end-shape="id9" draw:end-glue-point="4" svg:d="M4300 13700v3000" svg:viewBox="0 0 1 3001">
          <text:p/>
        </draw:connector>
        <draw:line draw:style-name="gr13" draw:text-style-name="P6" draw:layer="layout" svg:x1="1.2cm" svg:y1="2.2cm" svg:x2="4.5cm" svg:y2="2.2cm">
          <text:p/>
        </draw:line>
        <draw:line draw:style-name="gr13" draw:text-style-name="P6" draw:layer="layout" svg:x1="1.2cm" svg:y1="9.8cm" svg:x2="7.6cm" svg:y2="9.8cm">
          <text:p/>
        </draw:line>
        <draw:line draw:style-name="gr14" draw:text-style-name="P6" draw:layer="layout" svg:x1="7.6cm" svg:y1="9.8cm" svg:x2="7.6cm" svg:y2="8.8cm">
          <text:p/>
        </draw:line>
        <draw:line draw:style-name="gr14" draw:text-style-name="P6" draw:layer="layout" svg:x1="4.5cm" svg:y1="2.2cm" svg:x2="4.5cm" svg:y2="1.2cm">
          <text:p/>
        </draw:line>
        <draw:custom-shape draw:style-name="gr15" draw:text-style-name="P5" xml:id="id9" draw:id="id9" draw:layer="layout" svg:width="3.6cm" svg:height="1.3cm" svg:x="2.5cm" svg:y="16.7cm">
          <text:p text:style-name="P4"><text:span text:style-name="T2">desborde TMR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5" xml:id="id10" draw:id="id10" draw:layer="layout" svg:width="4.4cm" svg:height="1.7cm" svg:x="2.1cm" svg:y="19.3cm">
          <text:p text:style-name="P4"><text:span text:style-name="T2">Interrupción</text:span></text:p>
          <text:p text:style-name="P4"><text:span text:style-name="T2"><text:s/></text:span><text:span text:style-name="T2">CCP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6" draw:layer="layout" svg:x1="4.3cm" svg:y1="18cm" svg:x2="4.3cm" svg:y2="19.3cm" draw:start-shape="id9" draw:start-glue-point="6" draw:end-shape="id10" draw:end-glue-point="4" svg:d="M4300 18000v1300" svg:viewBox="0 0 1 1301">
          <text:p/>
        </draw:connector>
        <draw:frame draw:style-name="gr9" draw:text-style-name="P8" draw:layer="layout" svg:width="1.7cm" svg:height="0.658cm" svg:x="2.8cm" svg:y="17.9cm">
          <draw:text-box>
            <text:p><text:span text:style-name="T2">falso</text:span></text:p>
          </draw:text-box>
        </draw:frame>
        <draw:custom-shape draw:style-name="gr18" draw:text-style-name="P5" xml:id="id12" draw:id="id12" draw:layer="layout" svg:width="3.601cm" svg:height="1.501cm" svg:x="7.88cm" svg:y="12.3cm">
          <text:p text:style-name="P4"><text:span text:style-name="T2">conteo_timer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3" draw:id="id13" draw:layer="layout" svg:width="4.336cm" svg:height="0.678cm" svg:x="12.4cm" svg:y="13.622cm">
          <text:p><text:span text:style-name="T2">send_value = tru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4" draw:id="id14" draw:layer="layout" svg:width="4.336cm" svg:height="0.678cm" svg:x="12.4cm" svg:y="14.811cm">
          <text:p text:style-name="P4"><text:span text:style-name="T2">conteo_timer0 = 0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11" draw:id="id11" draw:layer="layout" svg:width="4.3cm" svg:height="1cm" svg:x="2.15cm" svg:y="10.4cm">
          <text:p text:style-name="P4"><text:span text:style-name="T2">interrupció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7" draw:text-style-name="P9" draw:layer="layout" draw:line-skew="0.891cm" svg:x1="5.299cm" svg:y1="5.35cm" svg:x2="3.498cm" svg:y2="4.089cm" draw:start-shape="id2" draw:start-glue-point="7" draw:end-shape="id6" draw:end-glue-point="0" svg:d="M5299 5350h1401v-1261h-3202" svg:viewBox="0 0 3203 1262">
          <text:p/>
        </draw:connector>
        <draw:connector draw:style-name="gr17" draw:text-style-name="P9" draw:layer="layout" svg:x1="4.3cm" svg:y1="11.4cm" svg:x2="4.3cm" svg:y2="12.4cm" draw:start-shape="id11" draw:start-glue-point="8" draw:end-shape="id8" draw:end-glue-point="4" svg:d="M4300 11400v1000" svg:viewBox="0 0 1 1001">
          <text:p/>
        </draw:connector>
        <draw:connector draw:style-name="gr17" draw:text-style-name="P9" draw:layer="layout" svg:x1="6.2cm" svg:y1="13.05cm" svg:x2="7.88cm" svg:y2="13.051cm" draw:start-shape="id8" draw:end-shape="id12" draw:end-glue-point="5" svg:d="M6200 13050h840v1h840" svg:viewBox="0 0 1681 2">
          <text:p/>
        </draw:connector>
        <draw:custom-shape draw:style-name="gr3" draw:text-style-name="P3" xml:id="id15" draw:id="id15" draw:layer="layout" svg:width="4.561cm" svg:height="0.678cm" svg:x="7.4cm" svg:y="14.8cm">
          <text:p text:style-name="P4"><text:span text:style-name="T2">conteo_timer0 += 1</text:span></text:p>
          <draw:enhanced-geometry svg:viewBox="0 0 21600 21600" draw:type="rectangle" draw:enhanced-path="M 0 0 L 21600 0 21600 21600 0 21600 0 0 Z N"/>
        </draw:custom-shape>
        <draw:connector draw:style-name="gr17" draw:text-style-name="P9" draw:layer="layout" svg:x1="14.568cm" svg:y1="14.3cm" svg:x2="14.568cm" svg:y2="14.811cm" draw:start-shape="id13" draw:start-glue-point="2" draw:end-shape="id14" draw:end-glue-point="0" svg:d="M14568 14300v511" svg:viewBox="0 0 1 512">
          <text:p/>
        </draw:connector>
        <draw:connector draw:style-name="gr17" draw:text-style-name="P9" draw:layer="layout" svg:x1="14.568cm" svg:y1="15.489cm" svg:x2="4.3cm" svg:y2="16.7cm" draw:start-shape="id14" draw:start-glue-point="2" draw:end-shape="id9" draw:end-glue-point="4" svg:d="M14568 15489v606h-10268v605" svg:viewBox="0 0 10269 1212">
          <text:p/>
        </draw:connector>
        <draw:connector draw:style-name="gr17" draw:text-style-name="P9" draw:layer="layout" svg:x1="11.481cm" svg:y1="13.051cm" svg:x2="14.568cm" svg:y2="13.622cm" draw:start-shape="id12" draw:start-glue-point="7" draw:end-shape="id13" svg:d="M11481 13051h3087v571" svg:viewBox="0 0 3088 572">
          <text:p/>
        </draw:connector>
        <draw:connector draw:style-name="gr17" draw:text-style-name="P9" draw:layer="layout" svg:x1="9.68cm" svg:y1="13.801cm" svg:x2="9.68cm" svg:y2="14.8cm" draw:start-shape="id12" draw:start-glue-point="6" draw:end-shape="id15" draw:end-glue-point="0" svg:d="M9680 13801v999" svg:viewBox="0 0 1 1000">
          <text:p/>
        </draw:connector>
        <draw:connector draw:style-name="gr17" draw:text-style-name="P9" draw:layer="layout" svg:x1="9.68cm" svg:y1="15.478cm" svg:x2="4.3cm" svg:y2="16.7cm" draw:start-shape="id15" draw:start-glue-point="2" draw:end-shape="id9" draw:end-glue-point="4" svg:d="M9680 15478v611h-5380v611" svg:viewBox="0 0 5381 1223">
          <text:p/>
        </draw:connector>
        <draw:frame draw:style-name="gr9" draw:text-style-name="P8" draw:layer="layout" svg:width="1.553cm" svg:height="0.658cm" svg:x="11.247cm" svg:y="12.4cm">
          <draw:text-box>
            <text:p><text:span text:style-name="T2">≥</text:span><text:span text:style-name="T2">152</text:span></text:p>
          </draw:text-box>
        </draw:frame>
        <draw:frame draw:style-name="gr9" draw:text-style-name="P8" draw:layer="layout" svg:width="1.553cm" svg:height="0.658cm" svg:x="8.4cm" svg:y="13.642cm">
          <draw:text-box>
            <text:p><text:span text:style-name="T2">&lt;152</text:span></text:p>
          </draw:text-box>
        </draw:frame>
        <draw:custom-shape draw:style-name="gr3" draw:text-style-name="P5" xml:id="id16" draw:id="id16" draw:layer="layout" svg:width="5.009cm" svg:height="0.678cm" svg:x="7.714cm" svg:y="17.011cm">
          <text:p text:style-name="P4"><text:span text:style-name="T2">timer1_ov_count += 1</text:span></text:p>
          <draw:enhanced-geometry svg:viewBox="0 0 21600 21600" draw:type="rectangle" draw:enhanced-path="M 0 0 L 21600 0 21600 21600 0 21600 0 0 Z N"/>
        </draw:custom-shape>
        <draw:connector draw:style-name="gr17" draw:text-style-name="P9" draw:layer="layout" svg:x1="6.1cm" svg:y1="17.35cm" svg:x2="7.714cm" svg:y2="17.35cm" draw:start-shape="id9" draw:start-glue-point="7" draw:end-shape="id16" draw:end-glue-point="3" svg:d="M6100 17350h1614" svg:viewBox="0 0 1615 1">
          <text:p/>
        </draw:connector>
        <draw:custom-shape draw:style-name="gr3" draw:text-style-name="P10" xml:id="id18" draw:id="id18" draw:layer="layout" svg:width="8.856cm" svg:height="1.085cm" svg:x="7.718cm" svg:y="19.608cm">
          <text:p><text:span text:style-name="T3">period_tmp = CCPR1 + </text:span></text:p>
          <text:p><text:span text:style-name="T3"><text:tab/></text:span><text:span text:style-name="T3"><text:tab/></text:span><text:span text:style-name="T3">(65536 * timer1_ov_count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1" draw:id="id21" draw:layer="layout" svg:width="4.785cm" svg:height="0.678cm" svg:x="1.915cm" svg:y="23.95cm">
          <text:p text:style-name="P4"><text:span text:style-name="T2">timer1_ov_count = 0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19" draw:id="id19" draw:layer="layout" svg:width="3.601cm" svg:height="1.501cm" svg:x="10.346cm" svg:y="21.5cm">
          <text:p text:style-name="P4"><text:span text:style-name="T2">period_tm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1" xml:id="id17" draw:id="id17" draw:layer="layout" svg:width="0.3cm" svg:height="0.3cm" svg:x="4.15cm" svg:y="2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9" draw:layer="layout" svg:x1="4.3cm" svg:y1="21cm" svg:x2="4.3cm" svg:y2="22.4cm" draw:start-shape="id10" draw:start-glue-point="6" draw:end-shape="id17" draw:end-glue-point="4" svg:d="M4300 21000v1400" svg:viewBox="0 0 1 1401">
          <text:p/>
        </draw:connector>
        <draw:frame draw:style-name="gr9" draw:text-style-name="P8" draw:layer="layout" svg:width="1.7cm" svg:height="0.658cm" svg:x="2.8cm" svg:y="20.9cm">
          <draw:text-box>
            <text:p><text:span text:style-name="T2">falso</text:span></text:p>
          </draw:text-box>
        </draw:frame>
        <draw:frame draw:style-name="gr9" draw:text-style-name="P8" draw:layer="layout" svg:width="2.653cm" svg:height="0.658cm" svg:x="5.348cm" svg:y="16.661cm">
          <draw:text-box>
            <text:p><text:span text:style-name="T2">verdadero</text:span></text:p>
          </draw:text-box>
        </draw:frame>
        <draw:frame draw:style-name="gr9" draw:text-style-name="P8" draw:layer="layout" svg:width="2.653cm" svg:height="0.658cm" svg:x="5.348cm" svg:y="19.261cm">
          <draw:text-box>
            <text:p><text:span text:style-name="T2">verdadero</text:span></text:p>
          </draw:text-box>
        </draw:frame>
        <draw:custom-shape draw:style-name="gr3" draw:text-style-name="P5" xml:id="id20" draw:id="id20" draw:layer="layout" svg:width="4.785cm" svg:height="0.678cm" svg:x="9.754cm" svg:y="23.95cm">
          <text:p text:style-name="P4"><text:span text:style-name="T2">period = period_tmp</text:span></text:p>
          <draw:enhanced-geometry svg:viewBox="0 0 21600 21600" draw:type="rectangle" draw:enhanced-path="M 0 0 L 21600 0 21600 21600 0 21600 0 0 Z N"/>
        </draw:custom-shape>
        <draw:connector draw:style-name="gr17" draw:text-style-name="P9" draw:layer="layout" svg:x1="6.5cm" svg:y1="20.15cm" svg:x2="7.718cm" svg:y2="20.15cm" draw:start-shape="id10" draw:start-glue-point="7" draw:end-shape="id18" draw:end-glue-point="3" svg:d="M6500 20150h1218" svg:viewBox="0 0 1219 1">
          <text:p/>
        </draw:connector>
        <draw:connector draw:style-name="gr17" draw:text-style-name="P9" draw:layer="layout" svg:x1="12.146cm" svg:y1="20.693cm" svg:x2="12.146cm" svg:y2="21.5cm" draw:start-shape="id18" draw:start-glue-point="2" draw:end-shape="id19" draw:end-glue-point="4" svg:d="M12146 20693v807" svg:viewBox="0 0 1 808">
          <text:p/>
        </draw:connector>
        <draw:connector draw:style-name="gr17" draw:text-style-name="P9" draw:layer="layout" svg:x1="12.146cm" svg:y1="23.001cm" svg:x2="12.146cm" svg:y2="23.95cm" draw:start-shape="id19" draw:start-glue-point="6" draw:end-shape="id20" draw:end-glue-point="0" svg:d="M12146 23001v949" svg:viewBox="0 0 1 950">
          <text:p/>
        </draw:connector>
        <draw:connector draw:style-name="gr17" draw:text-style-name="P9" draw:layer="layout" draw:line-skew="-0.422cm" svg:x1="10.346cm" svg:y1="22.251cm" svg:x2="6.7cm" svg:y2="24.289cm" draw:start-shape="id19" draw:start-glue-point="5" draw:end-shape="id21" svg:d="M10346 22251h-2246v2038h-1400" svg:viewBox="0 0 3647 2039">
          <text:p/>
        </draw:connector>
        <draw:connector draw:style-name="gr17" draw:text-style-name="P9" draw:layer="layout" svg:x1="9.754cm" svg:y1="24.289cm" svg:x2="6.7cm" svg:y2="24.289cm" draw:start-shape="id20" draw:start-glue-point="3" draw:end-shape="id21" draw:end-glue-point="1" svg:d="M9754 24289h-3054" svg:viewBox="0 0 3055 1">
          <text:p/>
        </draw:connector>
        <draw:frame draw:style-name="gr21" draw:text-style-name="P12" draw:layer="layout" svg:width="3cm" svg:height="1.472cm" svg:x="12.8cm" svg:y="22.6cm">
          <draw:text-box>
            <text:p><text:span text:style-name="T4">187500 ≤ period_tmp ≤ 937500</text:span></text:p>
          </draw:text-box>
        </draw:frame>
        <draw:frame draw:style-name="gr22" draw:text-style-name="P12" draw:layer="layout" svg:width="2.8cm" svg:height="1.472cm" svg:x="8.1cm" svg:y="22.228cm">
          <draw:text-box>
            <text:p><text:span text:style-name="T4">187500 ≰ period_tmp ≰ 937500</text:span></text:p>
          </draw:text-box>
        </draw:frame>
        <draw:connector draw:style-name="gr17" draw:text-style-name="P9" draw:layer="layout" svg:x1="4.307cm" svg:y1="23.95cm" svg:x2="4.3cm" svg:y2="22.7cm" draw:start-shape="id21" draw:start-glue-point="0" draw:end-shape="id17" draw:end-glue-point="8" svg:d="M4307 23950v-629h-7v-621" svg:viewBox="0 0 8 1251">
          <text:p/>
        </draw:connector>
        <draw:connector draw:style-name="gr23" draw:text-style-name="P13" draw:layer="layout" svg:x1="10.218cm" svg:y1="17.689cm" svg:x2="4.3cm" svg:y2="19.3cm" draw:start-shape="id16" draw:start-glue-point="2" draw:end-shape="id10" draw:end-glue-point="4" svg:d="M10218 17689v806h-5918v805" svg:viewBox="0 0 5919 16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Mono O2" svg:font-family="'Linux Libertine Mono O'" style:font-pitch="variable"/>
    <style:font-face style:name="Linux Libertine Mono O1" svg:font-family="'Linux Libertine Mono O'" style:font-adornments="Mono" style:font-pitch="variable"/>
    <style:font-face style:name="Linux Libertine Mono O" svg:font-family="'Linux Libertine Mono O'" style:font-adornments="Normal" style:font-pitch="variable"/>
    <style:font-face style:name="Linux Libertine O2" svg:font-family="'Linux Libertine O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family-generic="roman" style:font-pitch="variable"/>
    <style:font-face style:name="Linux Libertine O1" svg:font-family="'Linux Libertine O'" style:font-adornments="Normal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nux Libertine O2" fo:font-family="'Linux Libertine O'" style:font-style-name="Normal" style:font-pitch="variable" fo:font-size="1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ael Bailón Ruiz</meta:initial-creator>
    <meta:creation-date>2015-06-29T22:13:28.823786670</meta:creation-date>
    <dc:date>2015-07-07T22:48:44.506596844</dc:date>
    <dc:creator>Rafael Bailón Ruiz</dc:creator>
    <meta:editing-duration>PT52M42S</meta:editing-duration>
    <meta:editing-cycles>14</meta:editing-cycles>
    <meta:generator>LibreOffice/4.4.4.2$Linux_X86_64 LibreOffice_project/40$Build-2</meta:generator>
    <meta:document-statistic meta:object-count="66"/>
  </office:meta>
</office:document-meta>
</file>